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style:font-name="Arial" officeooo:rsid="001a75a1" officeooo:paragraph-rsid="001d4f5c"/>
    </style:style>
    <style:style style:name="P2" style:family="paragraph" style:parent-style-name="Table_20_Contents">
      <style:text-properties style:font-name="Times New Roman" fo:font-weight="bold" officeooo:rsid="001a75a1" officeooo:paragraph-rsid="001d4f5c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1d4f5c"/>
    </style:style>
    <style:style style:name="P4" style:family="paragraph" style:parent-style-name="Table_20_Contents">
      <style:text-properties style:font-name="Times New Roman" officeooo:paragraph-rsid="001d4f5c"/>
    </style:style>
    <style:style style:name="P5" style:family="paragraph" style:parent-style-name="Table_20_Contents">
      <style:text-properties style:font-name="Times New Roman" officeooo:rsid="0020a0d2" officeooo:paragraph-rsid="0020a0d2"/>
    </style:style>
    <style:style style:name="P6" style:family="paragraph" style:parent-style-name="Table_20_Contents">
      <style:text-properties style:font-name="Times New Roman" officeooo:paragraph-rsid="0020a0d2"/>
    </style:style>
    <style:style style:name="P7" style:family="paragraph" style:parent-style-name="Table_20_Contents">
      <style:text-properties officeooo:rsid="001d8631" officeooo:paragraph-rsid="001d8631"/>
    </style:style>
    <style:style style:name="P8" style:family="paragraph" style:parent-style-name="Table_20_Contents">
      <style:text-properties officeooo:rsid="0020c4e5" officeooo:paragraph-rsid="0020c4e5"/>
    </style:style>
    <style:style style:name="P9" style:family="paragraph" style:parent-style-name="Standard">
      <style:paragraph-properties fo:text-align="center" style:justify-single-word="false"/>
      <style:text-properties style:font-name="Times New Roman" officeooo:paragraph-rsid="001d4f5c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rsid="00130e96" officeooo:paragraph-rsid="001de534"/>
    </style:style>
    <style:style style:name="P11" style:family="paragraph" style:parent-style-name="Text_20_body">
      <style:paragraph-properties fo:text-align="center" style:justify-single-word="false"/>
      <style:text-properties style:font-name="Times New Roman" officeooo:rsid="0007def6" officeooo:paragraph-rsid="001d4f5c"/>
    </style:style>
    <style:style style:name="P12" style:family="paragraph" style:parent-style-name="Table_20_Contents">
      <style:text-properties style:font-name="Times New Roman" officeooo:rsid="0022245e" officeooo:paragraph-rsid="0022245e"/>
    </style:style>
    <style:style style:name="P13" style:family="paragraph" style:parent-style-name="Table_20_Contents">
      <style:text-properties style:font-name="Times New Roman" officeooo:paragraph-rsid="001d4f5c"/>
    </style:style>
    <style:style style:name="P14" style:family="paragraph" style:parent-style-name="Table_20_Contents">
      <style:text-properties officeooo:rsid="0020c4e5" officeooo:paragraph-rsid="0020c4e5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puter Science</text:p>
      <text:p text:style-name="P10">Will need to divide into subtopics, find and provide example class lists for cs degrees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1981232064528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4"/>
          </table:table-cell>
        </table:table-row>
        <table:table-row table:style-name="TableLine1981232054464">
          <table:table-cell table:style-name="Table1.A1" office:value-type="string">
            <text:p text:style-name="P5">MIT Open CourseWare</text:p>
            <text:p text:style-name="P3">Introduction to Computer Science and Programming in Python</text:p>
          </table:table-cell>
          <table:table-cell table:style-name="Table1.A1" office:value-type="string">
            <text:p text:style-name="P1"><text:a xlink:type="simple" xlink:href="https://ocw.mit.edu/courses/electrical-engineering-and-computer-science/6-0001-introduction-to-computer-science-and-programming-in-python-fall-2016/" text:style-name="Internet_20_link" text:visited-style-name="Visited_20_Internet_20_Link"><text:span text:style-name="T1">https://ocw.mit.edu/courses/electrical-engineering-and-computer-science/6-0001-introduction-to-computer-science-and-programming-in-python-fall-2016/</text:span></text:a><text:span text:style-name="T1"> </text:span></text:p>
          </table:table-cell>
        </table:table-row>
        <table:table-row table:style-name="TableLine19812320503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<text:a xlink:type="simple" xlink:href="https://www.youtube.com/watch?v=nykOeWgQcHM&amp;list=PLUl4u3cNGP63WbdFxL8giv4yhgdMGaZNA&amp;index=1&amp;t=1152s&amp;ab_channel=MITOpenCourseWare" text:style-name="Internet_20_link" text:visited-style-name="Visited_20_Internet_20_Link"><text:span text:style-name="T1">https://www.youtube.com/watch?v=nykOeWgQcHM&amp;list=PLUl4u3cNGP63WbdFxL8giv4yhgdMGaZNA&amp;index=1&amp;t=1152s&amp;ab_channel=MITOpenCourseWare</text:span></text:a><text:span text:style-name="T1"> </text:span></text:p>
          </table:table-cell>
        </table:table-row>
        <table:table-row table:style-name="TableLine1981232051472">
          <table:table-cell table:style-name="Table1.A1" office:value-type="string">
            <text:p text:style-name="P4">Reducible</text:p>
            <text:p text:style-name="P4">5 Simple Steps for Solving Any Recursive Problem</text:p>
          </table:table-cell>
          <table:table-cell table:style-name="Table1.A1" office:value-type="string">
            <text:p text:style-name="P4"><text:a xlink:type="simple" xlink:href="https://youtu.be/ngCos392W4w" text:style-name="Internet_20_link" text:visited-style-name="Visited_20_Internet_20_Link">https://youtu.be/ngCos392W4w</text:a> </text:p>
          </table:table-cell>
        </table:table-row>
        <table:table-row table:style-name="TableLine1981232054736">
          <table:table-cell table:style-name="Table1.A1" office:value-type="string">
            <text:p text:style-name="P7">Harvard CS50</text:p>
            <text:p text:style-name="P7">freeCodeCamp.org</text:p>
            <text:p text:style-name="P7">Introduction to Computer Science – Harvard’s CS50</text:p>
          </table:table-cell>
          <table:table-cell table:style-name="Table1.A1" office:value-type="string">
            <text:p text:style-name="Table_20_Contents"><text:a xlink:type="simple" xlink:href="https://youtube.com/playlist?list=PLWKjhJtqVAbmGw5fN5BQlwuug-8bDmabi" text:style-name="Internet_20_link" text:visited-style-name="Visited_20_Internet_20_Link">https://youtube.com/playlist?list=PLWKjhJtqVAbmGw5fN5BQlwuug-8bDmabi</text:a> </text:p>
          </table:table-cell>
        </table:table-row>
        <table:table-row table:style-name="TableLine1981232055280">
          <table:table-cell table:style-name="Table1.A1" office:value-type="string">
            <text:p text:style-name="P5">MIT OpenCourseWare</text:p>
            <text:p text:style-name="P4">MIT 6.00 Intro to Computer Science &amp; Programming, Fall 2008</text:p>
          </table:table-cell>
          <table:table-cell table:style-name="Table1.A1" office:value-type="string">
            <text:p text:style-name="P4"><text:a xlink:type="simple" xlink:href="https://youtube.com/playlist?list=PL4C4720A6F225E074" text:style-name="Internet_20_link" text:visited-style-name="Visited_20_Internet_20_Link">https://youtube.com/playlist?list=PL4C4720A6F225E074</text:a></text:p>
            <text:p text:style-name="P4"/>
            <text:p text:style-name="P4"><text:a xlink:type="simple" xlink:href="https://www.youtube.com/redirect?event=playlist_description&amp;redir_token=QUFFLUhqbU4wRUlvOTZGbGxXX3RoS0FVR2JPcFFlWGFkZ3xBQ3Jtc0tsekVrN3JHTkRReXU4eU56aHBNZHRNanlENXZub0F3Z0ZQQ20teFhlX3ktM3JGUmtHYmZRTzdqR25tbjBja18xeExxWjhWVWxTakp2VWlYVHBiREhEVU1IMW5DVHd1V2ptX1dsbTNTWnFZVV9ycHhNQQ&amp;q=http%3A%2F%2Focw.mit.edu%2F6-00F08" office:target-frame-name="_blank" xlink:show="new" text:style-name="Internet_20_link" text:visited-style-name="Visited_20_Internet_20_Link"><text:span text:style-name="T2">http://ocw.mit.edu/6-00F08</text:span></text:a> </text:p>
          </table:table-cell>
        </table:table-row>
        <table:table-row table:style-name="TableLine1981232072688">
          <table:table-cell table:style-name="Table1.A1" office:value-type="string">
            <text:p text:style-name="P5">Harvard University</text:p>
            <text:p text:style-name="P5">Advanced Algorithms (COMPSCI 224)</text:p>
          </table:table-cell>
          <table:table-cell table:style-name="Table1.A1" office:value-type="string">
            <text:p text:style-name="P4"><text:a xlink:type="simple" xlink:href="https://youtube.com/playlist?list=PL2SOU6wwxB0uP4rJgf5ayhHWgw7akUWSf" text:style-name="Internet_20_link" text:visited-style-name="Visited_20_Internet_20_Link">https://youtube.com/playlist?list=PL2SOU6wwxB0uP4rJgf5ayhHWgw7akUWSf</text:a> </text:p>
          </table:table-cell>
        </table:table-row>
        <table:table-row table:style-name="TableLine1981232078400">
          <table:table-cell table:style-name="Table1.A1" office:value-type="string">
            <text:p text:style-name="P5">FreeCodeCamp.org</text:p>
            <text:p text:style-name="P4">Data Structures - Computer Science Course for Beginners</text:p>
          </table:table-cell>
          <table:table-cell table:style-name="Table1.A1" office:value-type="string">
            <text:p text:style-name="P4"><text:a xlink:type="simple" xlink:href="https://youtu.be/zg9ih6SVACc" text:style-name="Internet_20_link" text:visited-style-name="Visited_20_Internet_20_Link">https://youtu.be/zg9ih6SVACc</text:a> </text:p>
          </table:table-cell>
        </table:table-row>
        <table:table-row table:style-name="TableLine1981232080304">
          <table:table-cell table:style-name="Table1.A1" office:value-type="string">
            <text:p text:style-name="P5">MIT OpenCourseWare</text:p>
            <text:p text:style-name="P6">MIT 6.01SC Introduction to EECS I</text:p>
            <text:p text:style-name="P5">Intro to Electrical Engineering &amp; Computer Science</text:p>
          </table:table-cell>
          <table:table-cell table:style-name="Table1.A1" office:value-type="string">
            <text:p text:style-name="P4"><text:a xlink:type="simple" xlink:href="https://youtube.com/playlist?list=PL9B24A6A9D5754E70" text:style-name="Internet_20_link" text:visited-style-name="Visited_20_Internet_20_Link">https://youtube.com/playlist?list=PL9B24A6A9D5754E70</text:a> </text:p>
          </table:table-cell>
        </table:table-row>
        <table:table-row table:style-name="TableLine1981232071600">
          <table:table-cell table:style-name="Table1.A1" office:value-type="string">
            <text:p text:style-name="P5">MIT OpenCourseware</text:p>
            <text:p text:style-name="P4">MIT's Introduction to Computer Science and Programming Using Python [Full Course]</text:p>
          </table:table-cell>
          <table:table-cell table:style-name="Table1.A1" office:value-type="string">
            <text:p text:style-name="P4"><text:a xlink:type="simple" xlink:href="https://youtube.com/playlist?list=PLRJdqdXieSHN0U9AdnmwD-9QcR9hmw04d" text:style-name="Internet_20_link" text:visited-style-name="Visited_20_Internet_20_Link">https://youtube.com/playlist?list=PLRJdqdXieSHN0U9AdnmwD-9QcR9hmw04d</text:a> </text:p>
          </table:table-cell>
        </table:table-row>
        <table:table-row table:style-name="TableLine1981232077040">
          <table:table-cell table:style-name="Table1.A1" office:value-type="string">
            <text:p text:style-name="P5">MIT OpenCourseWare</text:p>
            <text:p text:style-name="P5">MIT 6.00SC Introduction to Computer Science and Programming</text:p>
          </table:table-cell>
          <table:table-cell table:style-name="Table1.A1" office:value-type="string">
            <text:p text:style-name="P4"><text:a xlink:type="simple" xlink:href="https://youtube.com/playlist?list=PLB2BE3D6CA77BB8F7" text:style-name="Internet_20_link" text:visited-style-name="Visited_20_Internet_20_Link">https://youtube.com/playlist?list=PLB2BE3D6CA77BB8F7</text:a> </text:p>
          </table:table-cell>
        </table:table-row>
        <table:table-row table:style-name="TableLine1981232075136">
          <table:table-cell table:style-name="Table1.A1" office:value-type="string">
            <text:p text:style-name="P5">FreeCodeCamp.org</text:p>
            <text:p text:style-name="P5">Introduction to Programming and Computer Science - Full Course</text:p>
          </table:table-cell>
          <table:table-cell table:style-name="Table1.A1" office:value-type="string">
            <text:p text:style-name="P4"><text:a xlink:type="simple" xlink:href="https://youtu.be/zOjov-2OZ0E" text:style-name="Internet_20_link" text:visited-style-name="Visited_20_Internet_20_Link">https://youtu.be/zOjov-2OZ0E</text:a> </text:p>
          </table:table-cell>
        </table:table-row>
        <table:table-row table:style-name="TableLine198123208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193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084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43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6833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329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73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11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350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Line1981232072960">
          <table:table-cell table:style-name="Table1.A1" office:value-type="string">
            <text:p text:style-name="P8">Operating System Courses (2021)</text:p>
          </table:table-cell>
          <table:table-cell table:style-name="Table1.A1" office:value-type="string">
            <text:p text:style-name="Table_20_Contents"><text:a xlink:type="simple" xlink:href="https://www.trumplearning.com/best-operating-system-courses-online/" text:style-name="Internet_20_link" text:visited-style-name="Visited_20_Internet_20_Link">https://www.trumplearning.com/best-operating-system-courses-online/</text:a> </text:p>
          </table:table-cell>
        </table:table-row>
        <table:table-row table:style-name="TableLine1981232072960">
          <table:table-cell table:style-name="Table1.A1" office:value-type="string">
            <text:p text:style-name="P12">Windows</text:p>
            <text:p text:style-name="P12">Linux</text:p>
            <text:p text:style-name="P12">Apache Web Server</text:p>
          </table:table-cell>
          <table:table-cell table:style-name="Table1.A1" office:value-type="string">
            <text:p text:style-name="P4"/>
          </table:table-cell>
        </table:table-row>
        <table:table-row table:style-name="TableLine1981232072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41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75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6996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07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13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97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6860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78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356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81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89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05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37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00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92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27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139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94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384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7867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691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198123208166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2:33:34.063000000</meta:creation-date>
    <dc:date>2021-08-26T20:29:17.495000000</dc:date>
    <meta:editing-duration>PT15H33M26S</meta:editing-duration>
    <meta:editing-cycles>9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42" meta:word-count="145" meta:character-count="1764" meta:non-whitespace-character-count="1648"/>
  </office:meta>
</office:document-meta>
</file>